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0.714cm" fo:min-width="0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714cm" fo:min-width="0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71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 fo:min-height="0.714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2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36cm" svg:height="1.016cm" svg:x="14.148cm" svg:y="1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16.869cm" svg:y="1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18.552cm" svg:y="1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36cm" svg:height="1.016cm" svg:x="21.442cm" svg:y="1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9.088cm" svg:y1="2.863cm" svg:x2="21.12cm" svg:y2="2.863cm">
            <text:p/>
          </draw:line>
          <draw:line draw:style-name="gr4" draw:text-style-name="P4" draw:layer="layout" svg:x1="21.12cm" svg:y1="1.847cm" svg:x2="19.088cm" svg:y2="1.847cm">
            <text:p/>
          </draw:line>
          <draw:frame draw:style-name="gr5" draw:text-style-name="P5" draw:layer="layout" svg:width="2.191cm" svg:height="0.962cm" svg:x="19.142cm" svg:y="1.901cm">
            <draw:text-box>
              <text:p><text:span text:style-name="T1">TP1</text:span></text:p>
            </draw:text-box>
          </draw:frame>
          <draw:line draw:style-name="gr4" draw:text-style-name="P4" draw:layer="layout" svg:x1="19.088cm" svg:y1="2.863cm" svg:x2="21.12cm" svg:y2="2.863cm">
            <text:p/>
          </draw:line>
          <draw:line draw:style-name="gr4" draw:text-style-name="P4" draw:layer="layout" svg:x1="21.12cm" svg:y1="2.863cm" svg:x2="21.477cm" svg:y2="2.355cm">
            <text:p/>
          </draw:line>
          <draw:line draw:style-name="gr4" draw:text-style-name="P4" draw:layer="layout" svg:x1="21.477cm" svg:y1="2.355cm" svg:x2="21.12cm" svg:y2="1.847cm">
            <text:p/>
          </draw:line>
          <draw:line draw:style-name="gr4" draw:text-style-name="P4" draw:layer="layout" svg:x1="21.12cm" svg:y1="1.847cm" svg:x2="19.088cm" svg:y2="1.847cm">
            <text:p/>
          </draw:line>
          <draw:line draw:style-name="gr4" draw:text-style-name="P4" draw:layer="layout" svg:x1="19.088cm" svg:y1="1.847cm" svg:x2="19.342cm" svg:y2="2.355cm">
            <text:p/>
          </draw:line>
          <draw:line draw:style-name="gr4" draw:text-style-name="P4" draw:layer="layout" svg:x1="19.088cm" svg:y1="2.863cm" svg:x2="19.342cm" svg:y2="2.355cm">
            <text:p/>
          </draw:line>
        </draw:g>
        <draw:frame draw:style-name="gr6" draw:text-style-name="P5" draw:layer="layout" svg:width="2.185cm" svg:height="0.962cm" svg:x="14.684cm" svg:y="1.761cm">
          <draw:text-box>
            <text:p><text:span text:style-name="T1">gene1</text:span></text:p>
          </draw:text-box>
        </draw:frame>
        <draw:custom-shape draw:style-name="gr7" draw:text-style-name="P6" draw:layer="layout" svg:width="0.536cm" svg:height="1.016cm" svg:x="9.377cm" svg:y="1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12.297cm" svg:y="1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9.914cm" svg:y1="2.755cm" svg:x2="11.946cm" svg:y2="2.755cm">
            <text:p/>
          </draw:line>
          <draw:line draw:style-name="gr4" draw:text-style-name="P4" draw:layer="layout" svg:x1="11.946cm" svg:y1="1.739cm" svg:x2="9.914cm" svg:y2="1.739cm">
            <text:p/>
          </draw:line>
          <draw:frame draw:style-name="gr5" draw:text-style-name="P5" draw:layer="layout" svg:width="2.191cm" svg:height="0.962cm" svg:x="9.968cm" svg:y="1.793cm">
            <draw:text-box>
              <text:p><text:span text:style-name="T1">TP1</text:span></text:p>
            </draw:text-box>
          </draw:frame>
          <draw:line draw:style-name="gr4" draw:text-style-name="P4" draw:layer="layout" svg:x1="9.914cm" svg:y1="2.755cm" svg:x2="11.946cm" svg:y2="2.755cm">
            <text:p/>
          </draw:line>
          <draw:line draw:style-name="gr4" draw:text-style-name="P4" draw:layer="layout" svg:x1="11.946cm" svg:y1="2.755cm" svg:x2="12.303cm" svg:y2="2.247cm">
            <text:p/>
          </draw:line>
          <draw:line draw:style-name="gr4" draw:text-style-name="P4" draw:layer="layout" svg:x1="12.303cm" svg:y1="2.247cm" svg:x2="11.946cm" svg:y2="1.739cm">
            <text:p/>
          </draw:line>
          <draw:line draw:style-name="gr4" draw:text-style-name="P4" draw:layer="layout" svg:x1="11.946cm" svg:y1="1.739cm" svg:x2="9.914cm" svg:y2="1.739cm">
            <text:p/>
          </draw:line>
          <draw:line draw:style-name="gr4" draw:text-style-name="P4" draw:layer="layout" svg:x1="9.914cm" svg:y1="1.739cm" svg:x2="10.168cm" svg:y2="2.247cm">
            <text:p/>
          </draw:line>
          <draw:line draw:style-name="gr4" draw:text-style-name="P4" draw:layer="layout" svg:x1="9.914cm" svg:y1="2.755cm" svg:x2="10.168cm" svg:y2="2.247cm">
            <text:p/>
          </draw:line>
        </draw:g>
        <draw:custom-shape draw:style-name="gr7" draw:text-style-name="P6" draw:layer="layout" svg:width="0.536cm" svg:height="1.016cm" svg:x="9.378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12.298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9.915cm" svg:y1="4.164cm" svg:x2="11.947cm" svg:y2="4.164cm">
            <text:p/>
          </draw:line>
          <draw:line draw:style-name="gr4" draw:text-style-name="P4" draw:layer="layout" svg:x1="11.947cm" svg:y1="3.148cm" svg:x2="9.915cm" svg:y2="3.148cm">
            <text:p/>
          </draw:line>
          <draw:frame draw:style-name="gr5" draw:text-style-name="P5" draw:layer="layout" svg:width="2.191cm" svg:height="0.962cm" svg:x="9.969cm" svg:y="3.202cm">
            <draw:text-box>
              <text:p><text:span text:style-name="T1">TP2</text:span></text:p>
            </draw:text-box>
          </draw:frame>
          <draw:line draw:style-name="gr4" draw:text-style-name="P4" draw:layer="layout" svg:x1="9.915cm" svg:y1="4.164cm" svg:x2="11.947cm" svg:y2="4.164cm">
            <text:p/>
          </draw:line>
          <draw:line draw:style-name="gr4" draw:text-style-name="P4" draw:layer="layout" svg:x1="11.947cm" svg:y1="4.164cm" svg:x2="12.304cm" svg:y2="3.656cm">
            <text:p/>
          </draw:line>
          <draw:line draw:style-name="gr4" draw:text-style-name="P4" draw:layer="layout" svg:x1="12.304cm" svg:y1="3.656cm" svg:x2="11.947cm" svg:y2="3.148cm">
            <text:p/>
          </draw:line>
          <draw:line draw:style-name="gr4" draw:text-style-name="P4" draw:layer="layout" svg:x1="11.947cm" svg:y1="3.148cm" svg:x2="9.915cm" svg:y2="3.148cm">
            <text:p/>
          </draw:line>
          <draw:line draw:style-name="gr4" draw:text-style-name="P4" draw:layer="layout" svg:x1="9.915cm" svg:y1="3.148cm" svg:x2="10.169cm" svg:y2="3.656cm">
            <text:p/>
          </draw:line>
          <draw:line draw:style-name="gr4" draw:text-style-name="P4" draw:layer="layout" svg:x1="9.915cm" svg:y1="4.164cm" svg:x2="10.169cm" svg:y2="3.656cm">
            <text:p/>
          </draw:line>
        </draw:g>
        <draw:custom-shape draw:style-name="gr7" draw:text-style-name="P6" draw:layer="layout" svg:width="0.536cm" svg:height="1.016cm" svg:x="9.377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12.297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9.914cm" svg:y1="7.112cm" svg:x2="11.946cm" svg:y2="7.112cm">
            <text:p/>
          </draw:line>
          <draw:line draw:style-name="gr4" draw:text-style-name="P4" draw:layer="layout" svg:x1="11.946cm" svg:y1="6.096cm" svg:x2="9.914cm" svg:y2="6.096cm">
            <text:p/>
          </draw:line>
          <draw:frame draw:style-name="gr5" draw:text-style-name="P5" draw:layer="layout" svg:width="2.191cm" svg:height="0.962cm" svg:x="9.968cm" svg:y="6.15cm">
            <draw:text-box>
              <text:p><text:span text:style-name="T1">TPN</text:span></text:p>
            </draw:text-box>
          </draw:frame>
          <draw:line draw:style-name="gr4" draw:text-style-name="P4" draw:layer="layout" svg:x1="9.914cm" svg:y1="7.112cm" svg:x2="11.946cm" svg:y2="7.112cm">
            <text:p/>
          </draw:line>
          <draw:line draw:style-name="gr4" draw:text-style-name="P4" draw:layer="layout" svg:x1="11.946cm" svg:y1="7.112cm" svg:x2="12.303cm" svg:y2="6.604cm">
            <text:p/>
          </draw:line>
          <draw:line draw:style-name="gr4" draw:text-style-name="P4" draw:layer="layout" svg:x1="12.303cm" svg:y1="6.604cm" svg:x2="11.946cm" svg:y2="6.096cm">
            <text:p/>
          </draw:line>
          <draw:line draw:style-name="gr4" draw:text-style-name="P4" draw:layer="layout" svg:x1="11.946cm" svg:y1="6.096cm" svg:x2="9.914cm" svg:y2="6.096cm">
            <text:p/>
          </draw:line>
          <draw:line draw:style-name="gr4" draw:text-style-name="P4" draw:layer="layout" svg:x1="9.914cm" svg:y1="6.096cm" svg:x2="10.168cm" svg:y2="6.604cm">
            <text:p/>
          </draw:line>
          <draw:line draw:style-name="gr4" draw:text-style-name="P4" draw:layer="layout" svg:x1="9.914cm" svg:y1="7.112cm" svg:x2="10.168cm" svg:y2="6.604cm">
            <text:p/>
          </draw:line>
        </draw:g>
        <draw:custom-shape draw:style-name="gr2" draw:text-style-name="P2" draw:layer="layout" svg:width="0.536cm" svg:height="1.016cm" svg:x="18.553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36cm" svg:height="1.016cm" svg:x="21.443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9.089cm" svg:y1="4.164cm" svg:x2="21.121cm" svg:y2="4.164cm">
            <text:p/>
          </draw:line>
          <draw:line draw:style-name="gr4" draw:text-style-name="P4" draw:layer="layout" svg:x1="21.121cm" svg:y1="3.148cm" svg:x2="19.089cm" svg:y2="3.148cm">
            <text:p/>
          </draw:line>
          <draw:frame draw:style-name="gr5" draw:text-style-name="P5" draw:layer="layout" svg:width="2.191cm" svg:height="0.962cm" svg:x="19.143cm" svg:y="3.202cm">
            <draw:text-box>
              <text:p><text:span text:style-name="T1">TP2</text:span></text:p>
            </draw:text-box>
          </draw:frame>
          <draw:line draw:style-name="gr4" draw:text-style-name="P4" draw:layer="layout" svg:x1="19.089cm" svg:y1="4.164cm" svg:x2="21.121cm" svg:y2="4.164cm">
            <text:p/>
          </draw:line>
          <draw:line draw:style-name="gr4" draw:text-style-name="P4" draw:layer="layout" svg:x1="21.121cm" svg:y1="4.164cm" svg:x2="21.478cm" svg:y2="3.656cm">
            <text:p/>
          </draw:line>
          <draw:line draw:style-name="gr4" draw:text-style-name="P4" draw:layer="layout" svg:x1="21.478cm" svg:y1="3.656cm" svg:x2="21.121cm" svg:y2="3.148cm">
            <text:p/>
          </draw:line>
          <draw:line draw:style-name="gr4" draw:text-style-name="P4" draw:layer="layout" svg:x1="21.121cm" svg:y1="3.148cm" svg:x2="19.089cm" svg:y2="3.148cm">
            <text:p/>
          </draw:line>
          <draw:line draw:style-name="gr4" draw:text-style-name="P4" draw:layer="layout" svg:x1="19.089cm" svg:y1="3.148cm" svg:x2="19.343cm" svg:y2="3.656cm">
            <text:p/>
          </draw:line>
          <draw:line draw:style-name="gr4" draw:text-style-name="P4" draw:layer="layout" svg:x1="19.089cm" svg:y1="4.164cm" svg:x2="19.343cm" svg:y2="3.656cm">
            <text:p/>
          </draw:line>
        </draw:g>
        <draw:custom-shape draw:style-name="gr2" draw:text-style-name="P2" draw:layer="layout" svg:width="0.536cm" svg:height="1.016cm" svg:x="19.08cm" svg:y="16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36cm" svg:height="1.016cm" svg:x="21.97cm" svg:y="16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9.616cm" svg:y1="17.15cm" svg:x2="21.648cm" svg:y2="17.15cm">
            <text:p/>
          </draw:line>
          <draw:line draw:style-name="gr4" draw:text-style-name="P4" draw:layer="layout" svg:x1="21.648cm" svg:y1="16.134cm" svg:x2="19.616cm" svg:y2="16.134cm">
            <text:p/>
          </draw:line>
          <draw:frame draw:style-name="gr5" draw:text-style-name="P5" draw:layer="layout" svg:width="2.191cm" svg:height="0.962cm" svg:x="19.67cm" svg:y="16.188cm">
            <draw:text-box>
              <text:p><text:span text:style-name="T1">TPN</text:span></text:p>
            </draw:text-box>
          </draw:frame>
          <draw:line draw:style-name="gr4" draw:text-style-name="P4" draw:layer="layout" svg:x1="19.616cm" svg:y1="17.15cm" svg:x2="21.648cm" svg:y2="17.15cm">
            <text:p/>
          </draw:line>
          <draw:line draw:style-name="gr4" draw:text-style-name="P4" draw:layer="layout" svg:x1="21.648cm" svg:y1="17.15cm" svg:x2="22.005cm" svg:y2="16.642cm">
            <text:p/>
          </draw:line>
          <draw:line draw:style-name="gr4" draw:text-style-name="P4" draw:layer="layout" svg:x1="22.005cm" svg:y1="16.642cm" svg:x2="21.648cm" svg:y2="16.134cm">
            <text:p/>
          </draw:line>
          <draw:line draw:style-name="gr4" draw:text-style-name="P4" draw:layer="layout" svg:x1="21.648cm" svg:y1="16.134cm" svg:x2="19.616cm" svg:y2="16.134cm">
            <text:p/>
          </draw:line>
          <draw:line draw:style-name="gr4" draw:text-style-name="P4" draw:layer="layout" svg:x1="19.616cm" svg:y1="16.134cm" svg:x2="19.87cm" svg:y2="16.642cm">
            <text:p/>
          </draw:line>
          <draw:line draw:style-name="gr4" draw:text-style-name="P4" draw:layer="layout" svg:x1="19.616cm" svg:y1="17.15cm" svg:x2="19.87cm" svg:y2="16.642cm">
            <text:p/>
          </draw:line>
        </draw:g>
        <draw:custom-shape draw:style-name="gr1" draw:text-style-name="P1" draw:layer="layout" svg:width="0.536cm" svg:height="1.016cm" svg:x="14.149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16.87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85cm" svg:height="0.962cm" svg:x="14.685cm" svg:y="3.202cm">
          <draw:text-box>
            <text:p><text:span text:style-name="T1">gene2</text:span></text:p>
          </draw:text-box>
        </draw:frame>
        <draw:custom-shape draw:style-name="gr7" draw:text-style-name="P6" draw:layer="layout" svg:width="0.536cm" svg:height="1.016cm" svg:x="4.996cm" svg:y="8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7.916cm" svg:y="8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5.533cm" svg:y1="9.92cm" svg:x2="7.565cm" svg:y2="9.92cm">
            <text:p/>
          </draw:line>
          <draw:line draw:style-name="gr4" draw:text-style-name="P4" draw:layer="layout" svg:x1="7.565cm" svg:y1="8.904cm" svg:x2="5.533cm" svg:y2="8.904cm">
            <text:p/>
          </draw:line>
          <draw:frame draw:style-name="gr5" draw:text-style-name="P5" draw:layer="layout" svg:width="2.191cm" svg:height="0.962cm" svg:x="5.587cm" svg:y="8.958cm">
            <draw:text-box>
              <text:p><text:span text:style-name="T1">TP1</text:span></text:p>
            </draw:text-box>
          </draw:frame>
          <draw:line draw:style-name="gr4" draw:text-style-name="P4" draw:layer="layout" svg:x1="5.533cm" svg:y1="9.92cm" svg:x2="7.565cm" svg:y2="9.92cm">
            <text:p/>
          </draw:line>
          <draw:line draw:style-name="gr4" draw:text-style-name="P4" draw:layer="layout" svg:x1="7.565cm" svg:y1="9.92cm" svg:x2="7.922cm" svg:y2="9.412cm">
            <text:p/>
          </draw:line>
          <draw:line draw:style-name="gr4" draw:text-style-name="P4" draw:layer="layout" svg:x1="7.922cm" svg:y1="9.412cm" svg:x2="7.565cm" svg:y2="8.904cm">
            <text:p/>
          </draw:line>
          <draw:line draw:style-name="gr4" draw:text-style-name="P4" draw:layer="layout" svg:x1="7.565cm" svg:y1="8.904cm" svg:x2="5.533cm" svg:y2="8.904cm">
            <text:p/>
          </draw:line>
          <draw:line draw:style-name="gr4" draw:text-style-name="P4" draw:layer="layout" svg:x1="5.533cm" svg:y1="8.904cm" svg:x2="5.787cm" svg:y2="9.412cm">
            <text:p/>
          </draw:line>
          <draw:line draw:style-name="gr4" draw:text-style-name="P4" draw:layer="layout" svg:x1="5.533cm" svg:y1="9.92cm" svg:x2="5.787cm" svg:y2="9.412cm">
            <text:p/>
          </draw:line>
        </draw:g>
        <draw:custom-shape draw:style-name="gr1" draw:text-style-name="P1" draw:layer="layout" svg:width="0.536cm" svg:height="1.016cm" svg:x="7.967cm" svg:y="10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10.688cm" svg:y="10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85cm" svg:height="0.962cm" svg:x="8.503cm" svg:y="10.226cm">
          <draw:text-box>
            <text:p><text:span text:style-name="T1">gene1</text:span></text:p>
          </draw:text-box>
        </draw:frame>
        <draw:custom-shape draw:style-name="gr2" draw:text-style-name="P2" draw:layer="layout" svg:width="0.536cm" svg:height="1.016cm" svg:x="10.672cm" svg:y="11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36cm" svg:height="1.016cm" svg:x="13.562cm" svg:y="11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1.208cm" svg:y1="12.529cm" svg:x2="13.24cm" svg:y2="12.529cm">
            <text:p/>
          </draw:line>
          <draw:line draw:style-name="gr4" draw:text-style-name="P4" draw:layer="layout" svg:x1="13.24cm" svg:y1="11.513cm" svg:x2="11.208cm" svg:y2="11.513cm">
            <text:p/>
          </draw:line>
          <draw:frame draw:style-name="gr5" draw:text-style-name="P5" draw:layer="layout" svg:width="2.191cm" svg:height="0.962cm" svg:x="11.262cm" svg:y="11.567cm">
            <draw:text-box>
              <text:p><text:span text:style-name="T1">TP2</text:span></text:p>
            </draw:text-box>
          </draw:frame>
          <draw:line draw:style-name="gr4" draw:text-style-name="P4" draw:layer="layout" svg:x1="11.208cm" svg:y1="12.529cm" svg:x2="13.24cm" svg:y2="12.529cm">
            <text:p/>
          </draw:line>
          <draw:line draw:style-name="gr4" draw:text-style-name="P4" draw:layer="layout" svg:x1="13.24cm" svg:y1="12.529cm" svg:x2="13.597cm" svg:y2="12.021cm">
            <text:p/>
          </draw:line>
          <draw:line draw:style-name="gr4" draw:text-style-name="P4" draw:layer="layout" svg:x1="13.597cm" svg:y1="12.021cm" svg:x2="13.24cm" svg:y2="11.513cm">
            <text:p/>
          </draw:line>
          <draw:line draw:style-name="gr4" draw:text-style-name="P4" draw:layer="layout" svg:x1="13.24cm" svg:y1="11.513cm" svg:x2="11.208cm" svg:y2="11.513cm">
            <text:p/>
          </draw:line>
          <draw:line draw:style-name="gr4" draw:text-style-name="P4" draw:layer="layout" svg:x1="11.208cm" svg:y1="11.513cm" svg:x2="11.462cm" svg:y2="12.021cm">
            <text:p/>
          </draw:line>
          <draw:line draw:style-name="gr4" draw:text-style-name="P4" draw:layer="layout" svg:x1="11.208cm" svg:y1="12.529cm" svg:x2="11.462cm" svg:y2="12.021cm">
            <text:p/>
          </draw:line>
        </draw:g>
        <draw:custom-shape draw:style-name="gr1" draw:text-style-name="P1" draw:layer="layout" svg:width="0.536cm" svg:height="1.016cm" svg:x="13.786cm" svg:y="1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16.507cm" svg:y="1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85cm" svg:height="0.962cm" svg:x="14.322cm" svg:y="14.094cm">
          <draw:text-box>
            <text:p><text:span text:style-name="T1">gene2</text:span></text:p>
          </draw:text-box>
        </draw:frame>
        <draw:custom-shape draw:style-name="gr7" draw:text-style-name="P6" draw:layer="layout" svg:width="0.536cm" svg:height="1.016cm" svg:x="10.738cm" svg:y="1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13.658cm" svg:y="1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1.275cm" svg:y1="13.81cm" svg:x2="13.307cm" svg:y2="13.81cm">
            <text:p/>
          </draw:line>
          <draw:line draw:style-name="gr4" draw:text-style-name="P4" draw:layer="layout" svg:x1="13.307cm" svg:y1="12.794cm" svg:x2="11.275cm" svg:y2="12.794cm">
            <text:p/>
          </draw:line>
          <draw:frame draw:style-name="gr5" draw:text-style-name="P5" draw:layer="layout" svg:width="2.191cm" svg:height="0.962cm" svg:x="11.329cm" svg:y="12.848cm">
            <draw:text-box>
              <text:p><text:span text:style-name="T1">TP2</text:span></text:p>
            </draw:text-box>
          </draw:frame>
          <draw:line draw:style-name="gr4" draw:text-style-name="P4" draw:layer="layout" svg:x1="11.275cm" svg:y1="13.81cm" svg:x2="13.307cm" svg:y2="13.81cm">
            <text:p/>
          </draw:line>
          <draw:line draw:style-name="gr4" draw:text-style-name="P4" draw:layer="layout" svg:x1="13.307cm" svg:y1="13.81cm" svg:x2="13.664cm" svg:y2="13.302cm">
            <text:p/>
          </draw:line>
          <draw:line draw:style-name="gr4" draw:text-style-name="P4" draw:layer="layout" svg:x1="13.664cm" svg:y1="13.302cm" svg:x2="13.307cm" svg:y2="12.794cm">
            <text:p/>
          </draw:line>
          <draw:line draw:style-name="gr4" draw:text-style-name="P4" draw:layer="layout" svg:x1="13.307cm" svg:y1="12.794cm" svg:x2="11.275cm" svg:y2="12.794cm">
            <text:p/>
          </draw:line>
          <draw:line draw:style-name="gr4" draw:text-style-name="P4" draw:layer="layout" svg:x1="11.275cm" svg:y1="12.794cm" svg:x2="11.529cm" svg:y2="13.302cm">
            <text:p/>
          </draw:line>
          <draw:line draw:style-name="gr4" draw:text-style-name="P4" draw:layer="layout" svg:x1="11.275cm" svg:y1="13.81cm" svg:x2="11.529cm" svg:y2="13.302cm">
            <text:p/>
          </draw:line>
        </draw:g>
        <draw:custom-shape draw:style-name="gr7" draw:text-style-name="P6" draw:layer="layout" svg:width="0.536cm" svg:height="1.016cm" svg:x="9.379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12.299cm" svg:y="3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9.916cm" svg:y1="4.164cm" svg:x2="11.948cm" svg:y2="4.164cm">
            <text:p/>
          </draw:line>
          <draw:line draw:style-name="gr4" draw:text-style-name="P4" draw:layer="layout" svg:x1="11.948cm" svg:y1="3.148cm" svg:x2="9.916cm" svg:y2="3.148cm">
            <text:p/>
          </draw:line>
          <draw:line draw:style-name="gr4" draw:text-style-name="P4" draw:layer="layout" svg:x1="9.916cm" svg:y1="4.164cm" svg:x2="11.948cm" svg:y2="4.164cm">
            <text:p/>
          </draw:line>
          <draw:line draw:style-name="gr4" draw:text-style-name="P4" draw:layer="layout" svg:x1="11.948cm" svg:y1="4.164cm" svg:x2="12.305cm" svg:y2="3.656cm">
            <text:p/>
          </draw:line>
          <draw:line draw:style-name="gr4" draw:text-style-name="P4" draw:layer="layout" svg:x1="12.305cm" svg:y1="3.656cm" svg:x2="11.948cm" svg:y2="3.148cm">
            <text:p/>
          </draw:line>
          <draw:line draw:style-name="gr4" draw:text-style-name="P4" draw:layer="layout" svg:x1="11.948cm" svg:y1="3.148cm" svg:x2="9.916cm" svg:y2="3.148cm">
            <text:p/>
          </draw:line>
          <draw:line draw:style-name="gr4" draw:text-style-name="P4" draw:layer="layout" svg:x1="9.916cm" svg:y1="3.148cm" svg:x2="10.17cm" svg:y2="3.656cm">
            <text:p/>
          </draw:line>
          <draw:line draw:style-name="gr4" draw:text-style-name="P4" draw:layer="layout" svg:x1="9.916cm" svg:y1="4.164cm" svg:x2="10.17cm" svg:y2="3.656cm">
            <text:p/>
          </draw:line>
        </draw:g>
        <draw:custom-shape draw:style-name="gr2" draw:text-style-name="P2" draw:layer="layout" svg:width="0.536cm" svg:height="1.016cm" svg:x="18.553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36cm" svg:height="1.016cm" svg:x="21.443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9.089cm" svg:y1="7.112cm" svg:x2="21.121cm" svg:y2="7.112cm">
            <text:p/>
          </draw:line>
          <draw:line draw:style-name="gr4" draw:text-style-name="P4" draw:layer="layout" svg:x1="21.121cm" svg:y1="6.096cm" svg:x2="19.089cm" svg:y2="6.096cm">
            <text:p/>
          </draw:line>
          <draw:frame draw:style-name="gr5" draw:text-style-name="P5" draw:layer="layout" svg:width="2.191cm" svg:height="0.962cm" svg:x="19.143cm" svg:y="6.15cm">
            <draw:text-box>
              <text:p><text:span text:style-name="T1">TPN</text:span></text:p>
            </draw:text-box>
          </draw:frame>
          <draw:line draw:style-name="gr4" draw:text-style-name="P4" draw:layer="layout" svg:x1="19.089cm" svg:y1="7.112cm" svg:x2="21.121cm" svg:y2="7.112cm">
            <text:p/>
          </draw:line>
          <draw:line draw:style-name="gr4" draw:text-style-name="P4" draw:layer="layout" svg:x1="21.121cm" svg:y1="7.112cm" svg:x2="21.478cm" svg:y2="6.604cm">
            <text:p/>
          </draw:line>
          <draw:line draw:style-name="gr4" draw:text-style-name="P4" draw:layer="layout" svg:x1="21.478cm" svg:y1="6.604cm" svg:x2="21.121cm" svg:y2="6.096cm">
            <text:p/>
          </draw:line>
          <draw:line draw:style-name="gr4" draw:text-style-name="P4" draw:layer="layout" svg:x1="21.121cm" svg:y1="6.096cm" svg:x2="19.089cm" svg:y2="6.096cm">
            <text:p/>
          </draw:line>
          <draw:line draw:style-name="gr4" draw:text-style-name="P4" draw:layer="layout" svg:x1="19.089cm" svg:y1="6.096cm" svg:x2="19.343cm" svg:y2="6.604cm">
            <text:p/>
          </draw:line>
          <draw:line draw:style-name="gr4" draw:text-style-name="P4" draw:layer="layout" svg:x1="19.089cm" svg:y1="7.112cm" svg:x2="19.343cm" svg:y2="6.604cm">
            <text:p/>
          </draw:line>
        </draw:g>
        <draw:line draw:style-name="gr8" draw:text-style-name="P7" draw:layer="layout" svg:x1="11.056cm" svg:y1="4.448cm" svg:x2="11.056cm" svg:y2="5.718cm">
          <text:p/>
        </draw:line>
        <draw:line draw:style-name="gr8" draw:text-style-name="P7" draw:layer="layout" svg:x1="20.2cm" svg:y1="4.448cm" svg:x2="20.2cm" svg:y2="5.718cm">
          <text:p/>
        </draw:line>
        <draw:frame draw:style-name="gr9" draw:text-style-name="P8" draw:layer="layout" svg:width="1.632cm" svg:height="2.148cm" svg:x="0.762cm" svg:y="1.316cm">
          <draw:text-box>
            <text:p><text:span text:style-name="T2">A</text:span></text:p>
          </draw:text-box>
        </draw:frame>
        <draw:frame draw:style-name="gr9" draw:text-style-name="P8" draw:layer="layout" svg:width="1.632cm" svg:height="2.148cm" svg:x="0.762cm" svg:y="8.216cm">
          <draw:text-box>
            <text:p><text:span text:style-name="T2">B</text:span></text:p>
          </draw:text-box>
        </draw:frame>
        <draw:custom-shape draw:style-name="gr1" draw:text-style-name="P1" draw:layer="layout" svg:width="0.536cm" svg:height="1.016cm" svg:x="22.119cm" svg:y="18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24.84cm" svg:y="18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85cm" svg:height="0.962cm" svg:x="22.655cm" svg:y="18.696cm">
          <draw:text-box>
            <text:p><text:span text:style-name="T1">geneN</text:span></text:p>
          </draw:text-box>
        </draw:frame>
        <draw:line draw:style-name="gr8" draw:text-style-name="P7" draw:layer="layout" svg:x1="15.756cm" svg:y1="4.448cm" svg:x2="15.756cm" svg:y2="5.718cm">
          <text:p/>
        </draw:line>
        <draw:custom-shape draw:style-name="gr7" draw:text-style-name="P6" draw:layer="layout" svg:width="0.536cm" svg:height="1.016cm" svg:x="19.126cm" svg:y="17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6cm" svg:height="1.016cm" svg:x="22.046cm" svg:y="17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4" draw:layer="layout" svg:x1="19.663cm" svg:y1="18.388cm" svg:x2="21.695cm" svg:y2="18.388cm">
            <text:p/>
          </draw:line>
          <draw:line draw:style-name="gr4" draw:text-style-name="P4" draw:layer="layout" svg:x1="21.695cm" svg:y1="17.372cm" svg:x2="19.663cm" svg:y2="17.372cm">
            <text:p/>
          </draw:line>
          <draw:frame draw:style-name="gr5" draw:text-style-name="P5" draw:layer="layout" svg:width="2.191cm" svg:height="0.962cm" svg:x="19.717cm" svg:y="17.426cm">
            <draw:text-box>
              <text:p><text:span text:style-name="T1">TPN</text:span></text:p>
            </draw:text-box>
          </draw:frame>
          <draw:line draw:style-name="gr4" draw:text-style-name="P4" draw:layer="layout" svg:x1="19.663cm" svg:y1="18.388cm" svg:x2="21.695cm" svg:y2="18.388cm">
            <text:p/>
          </draw:line>
          <draw:line draw:style-name="gr4" draw:text-style-name="P4" draw:layer="layout" svg:x1="21.695cm" svg:y1="18.388cm" svg:x2="22.052cm" svg:y2="17.88cm">
            <text:p/>
          </draw:line>
          <draw:line draw:style-name="gr4" draw:text-style-name="P4" draw:layer="layout" svg:x1="22.052cm" svg:y1="17.88cm" svg:x2="21.695cm" svg:y2="17.372cm">
            <text:p/>
          </draw:line>
          <draw:line draw:style-name="gr4" draw:text-style-name="P4" draw:layer="layout" svg:x1="21.695cm" svg:y1="17.372cm" svg:x2="19.663cm" svg:y2="17.372cm">
            <text:p/>
          </draw:line>
          <draw:line draw:style-name="gr4" draw:text-style-name="P4" draw:layer="layout" svg:x1="19.663cm" svg:y1="17.372cm" svg:x2="19.917cm" svg:y2="17.88cm">
            <text:p/>
          </draw:line>
          <draw:line draw:style-name="gr4" draw:text-style-name="P4" draw:layer="layout" svg:x1="19.663cm" svg:y1="18.388cm" svg:x2="19.917cm" svg:y2="17.88cm">
            <text:p/>
          </draw:line>
        </draw:g>
        <draw:custom-shape draw:style-name="gr1" draw:text-style-name="P1" draw:layer="layout" svg:width="0.536cm" svg:height="1.016cm" svg:x="14.138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36cm" svg:height="1.016cm" svg:x="16.859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85cm" svg:height="0.962cm" svg:x="14.674cm" svg:y="6.15cm">
          <draw:text-box>
            <text:p><text:span text:style-name="T1">geneN</text:span></text:p>
          </draw:text-box>
        </draw:frame>
        <draw:frame draw:style-name="gr10" draw:text-style-name="P9" draw:layer="layout" svg:width="2.051cm" svg:height="1.524cm" svg:x="17.272cm" svg:y="14.802cm">
          <draw:text-box>
            <text:p><text:span text:style-name="T3">...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5-11-01T08:00:45.431775273</dc:date>
    <meta:editing-duration>PT9H56M46S</meta:editing-duration>
    <meta:editing-cycles>20</meta:editing-cycles>
    <meta:generator>LibreOffice/5.0.3.2$Linux_X86_64 LibreOffice_project/00m0$Build-2</meta:generator>
    <meta:document-statistic meta:object-count="190"/>
  </office:meta>
</office:document-meta>
</file>